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shipwright</text:h>
      <text:p text:style-name="Text_20_body">He builds a ship as if it were the last thing<text:line-break/>holding him together, as if, when he stops,<text:line-break/>his body will fall onto the plate-glass water<text:line-break/>and shatter into sand. To keep his morale up<text:line-break/>he whistles and sings, but the wind whistles louder<text:line-break/>and taunts him: Your ship will build itself<text:line-break/>if you throw yourself into the sea; time<text:line-break/>has a way of growing your beard for you.<text:line-break/>Soon, you'll find yourself on a rocking chair<text:line-break/>on some porch made from your ship's timbers.<text:line-break/>The window behind you is made from a sail, thick<text:line-break/>canvas, and no one inside will hear your calling<text:line-break/>for milk or a chamberpot. Your children<text:line-break/>will have all sailed to the New World and left you.<text:line-break/>But he tries not to listen, continues to hammer<text:line-break/>nail after nail into timber after timber,<text:line-break/>but the wind finally blows him into the growling ocean<text:line-break/>and the ship falls apart on its 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shipwright</dc:title>
  </office:meta>
</office:document-meta>
</file>